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5417in" fo:margin-bottom="0.5417in" style:contextual-spacing="false" fo:line-height="200%"/>
      <style:text-properties fo:font-size="40pt" officeooo:rsid="00044014" officeooo:paragraph-rsid="00044014" style:font-size-asian="40pt" style:font-size-complex="4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मुक्त सॉफ्टवेय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ace </meta:initial-creator>
    <meta:creation-date>2015-08-13T21:45:56.512210449</meta:creation-date>
    <dc:date>2015-08-16T06:09:18.008326551</dc:date>
    <meta:editing-duration>PT4M23S</meta:editing-duration>
    <meta:editing-cycles>6</meta:editing-cycles>
    <meta:generator>LibreOffice/4.2.7.2$Linux_x86 LibreOffice_project/420m0$Build-2</meta:generator>
    <meta:document-statistic meta:table-count="0" meta:image-count="0" meta:object-count="0" meta:page-count="1" meta:paragraph-count="1" meta:word-count="2" meta:character-count="8" meta:non-whitespace-character-count="7"/>
  </office:meta>
</office:document-meta>
</file>